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84cm" table:align="left"/>
    </style:style>
    <style:style style:name="Tabelle1.A" style:family="table-column">
      <style:table-column-properties style:column-width="1.905cm"/>
    </style:style>
    <style:style style:name="Tabelle1.B" style:family="table-column">
      <style:table-column-properties style:column-width="15.679cm"/>
    </style:style>
    <style:style style:name="Tabel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e1.B1" style:family="table-cell">
      <style:table-cell-properties fo:background-color="transparent" fo:padding="0.097cm" fo:border="0.05pt solid #ffffff">
        <style:background-image/>
      </style:table-cell-properties>
    </style:style>
    <style:style style:name="Tabelle1.A2" style:family="table-cell">
      <style:table-cell-properties fo:padding="0.097cm" fo:border-left="0.05pt solid #ffffff" fo:border-right="none" fo:border-top="none" fo:border-bottom="0.05pt solid #ffffff"/>
    </style:style>
    <style:style style:name="Tabelle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elle1.A3" style:family="table-cell">
      <style:table-cell-properties fo:padding="0.097cm" fo:border-left="0.05pt solid #ffffff" fo:border-right="none" fo:border-top="none" fo:border-bottom="0.05pt solid #ffffff"/>
    </style:style>
    <style:style style:name="Tabelle1.B3" style:family="table-cell">
      <style:table-cell-properties fo:padding="0.097cm" fo:border-left="0.05pt solid #ffffff" fo:border-right="0.05pt solid #ffffff" fo:border-top="none" fo:border-bottom="0.05pt solid #ffffff"/>
    </style:style>
    <style:style style:name="Tabelle1.A4" style:family="table-cell">
      <style:table-cell-properties fo:padding="0.097cm" fo:border-left="0.05pt solid #ffffff" fo:border-right="none" fo:border-top="none" fo:border-bottom="0.05pt solid #ffffff"/>
    </style:style>
    <style:style style:name="Tabelle1.B4" style:family="table-cell">
      <style:table-cell-properties fo:padding="0.097cm" fo:border-left="0.05pt solid #ffffff" fo:border-right="0.05pt solid #ffffff" fo:border-top="none" fo:border-bottom="0.05pt solid #ffffff"/>
    </style:style>
    <style:style style:name="Tabelle1.A5" style:family="table-cell">
      <style:table-cell-properties fo:padding="0.097cm" fo:border-left="0.05pt solid #ffffff" fo:border-right="none" fo:border-top="none" fo:border-bottom="0.05pt solid #ffffff"/>
    </style:style>
    <style:style style:name="Tabelle1.B5" style:family="table-cell">
      <style:table-cell-properties fo:padding="0.097cm" fo:border-left="0.05pt solid #ffffff" fo:border-right="0.05pt solid #ffffff" fo:border-top="none" fo:border-bottom="0.05pt solid #ffffff"/>
    </style:style>
    <style:style style:name="Tabelle1.A6" style:family="table-cell">
      <style:table-cell-properties fo:padding="0.097cm" fo:border-left="0.05pt solid #ffffff" fo:border-right="none" fo:border-top="none" fo:border-bottom="0.05pt solid #ffffff"/>
    </style:style>
    <style:style style:name="Tabelle1.B6" style:family="table-cell">
      <style:table-cell-properties fo:padding="0.097cm" fo:border-left="0.05pt solid #ffffff" fo:border-right="0.05pt solid #ffffff" fo:border-top="none" fo:border-bottom="0.05pt solid #ffffff"/>
    </style:style>
    <style:style style:name="Tabelle1.A7" style:family="table-cell">
      <style:table-cell-properties fo:padding="0.097cm" fo:border-left="0.05pt solid #ffffff" fo:border-right="none" fo:border-top="none" fo:border-bottom="0.05pt solid #ffffff"/>
    </style:style>
    <style:style style:name="Tabelle1.B7" style:family="table-cell">
      <style:table-cell-properties fo:padding="0.097cm" fo:border-left="0.05pt solid #ffffff" fo:border-right="0.05pt solid #ffffff" fo:border-top="none" fo:border-bottom="0.05pt solid #ffffff"/>
    </style:style>
    <style:style style:name="Tabelle1.A8" style:family="table-cell">
      <style:table-cell-properties fo:padding="0.097cm" fo:border-left="0.05pt solid #ffffff" fo:border-right="none" fo:border-top="none" fo:border-bottom="0.05pt solid #ffffff"/>
    </style:style>
    <style:style style:name="Tabelle1.B8" style:family="table-cell">
      <style:table-cell-properties fo:padding="0.097cm" fo:border-left="0.05pt solid #ffffff" fo:border-right="0.05pt solid #ffffff" fo:border-top="none" fo:border-bottom="0.05pt solid #ffffff"/>
    </style:style>
    <style:style style:name="Tabelle1.A9" style:family="table-cell">
      <style:table-cell-properties fo:padding="0.097cm" fo:border-left="0.05pt solid #ffffff" fo:border-right="none" fo:border-top="none" fo:border-bottom="0.05pt solid #ffffff"/>
    </style:style>
    <style:style style:name="Tabelle1.B9" style:family="table-cell">
      <style:table-cell-properties fo:padding="0.097cm" fo:border-left="0.05pt solid #ffffff" fo:border-right="0.05pt solid #ffffff" fo:border-top="none" fo:border-bottom="0.05pt solid #ffffff"/>
    </style:style>
    <style:style style:name="Tabelle1.A10" style:family="table-cell">
      <style:table-cell-properties fo:padding="0.097cm" fo:border-left="0.05pt solid #ffffff" fo:border-right="none" fo:border-top="none" fo:border-bottom="0.05pt solid #ffffff"/>
    </style:style>
    <style:style style:name="Tabelle1.B10" style:family="table-cell">
      <style:table-cell-properties fo:padding="0.097cm" fo:border-left="0.05pt solid #ffffff" fo:border-right="0.05pt solid #ffffff" fo:border-top="none" fo:border-bottom="0.05pt solid #ffffff"/>
    </style:style>
    <style:style style:name="Tabelle1.A11" style:family="table-cell">
      <style:table-cell-properties fo:padding="0.097cm" fo:border-left="0.05pt solid #ffffff" fo:border-right="none" fo:border-top="none" fo:border-bottom="0.05pt solid #ffffff"/>
    </style:style>
    <style:style style:name="Tabelle1.B11" style:family="table-cell">
      <style:table-cell-properties fo:padding="0.097cm" fo:border-left="0.05pt solid #ffffff" fo:border-right="0.05pt solid #ffffff" fo:border-top="none" fo:border-bottom="0.05pt solid #ffffff"/>
    </style:style>
    <style:style style:name="Tabelle1.A12" style:family="table-cell">
      <style:table-cell-properties fo:padding="0.097cm" fo:border-left="0.05pt solid #ffffff" fo:border-right="none" fo:border-top="none" fo:border-bottom="0.05pt solid #ffffff"/>
    </style:style>
    <style:style style:name="Tabelle1.B12" style:family="table-cell">
      <style:table-cell-properties fo:padding="0.097cm" fo:border-left="0.05pt solid #ffffff" fo:border-right="0.05pt solid #ffffff" fo:border-top="none" fo:border-bottom="0.05pt solid #ffffff"/>
    </style:style>
    <style:style style:name="Tabelle1.A13" style:family="table-cell">
      <style:table-cell-properties fo:padding="0.097cm" fo:border-left="0.05pt solid #ffffff" fo:border-right="none" fo:border-top="none" fo:border-bottom="0.05pt solid #ffffff"/>
    </style:style>
    <style:style style:name="Tabelle1.B13" style:family="table-cell">
      <style:table-cell-properties fo:padding="0.097cm" fo:border-left="0.05pt solid #ffffff" fo:border-right="0.05pt solid #ffffff" fo:border-top="none" fo:border-bottom="0.05pt solid #ffffff"/>
    </style:style>
    <style:style style:name="Tabelle1.A14" style:family="table-cell">
      <style:table-cell-properties fo:padding="0.097cm" fo:border-left="0.05pt solid #ffffff" fo:border-right="none" fo:border-top="none" fo:border-bottom="0.05pt solid #ffffff"/>
    </style:style>
    <style:style style:name="Tabelle1.B14" style:family="table-cell">
      <style:table-cell-properties fo:padding="0.097cm" fo:border-left="0.05pt solid #ffffff" fo:border-right="0.05pt solid #ffffff" fo:border-top="none" fo:border-bottom="0.05pt solid #ffffff"/>
    </style:style>
    <style:style style:name="Tabelle1.A15" style:family="table-cell">
      <style:table-cell-properties fo:padding="0.097cm" fo:border-left="0.05pt solid #ffffff" fo:border-right="none" fo:border-top="none" fo:border-bottom="0.05pt solid #ffffff"/>
    </style:style>
    <style:style style:name="Tabelle1.B15" style:family="table-cell">
      <style:table-cell-properties fo:padding="0.097cm" fo:border-left="0.05pt solid #ffffff" fo:border-right="0.05pt solid #ffffff" fo:border-top="none" fo:border-bottom="0.05pt solid #ffffff"/>
    </style:style>
    <style:style style:name="Tabelle1.A16" style:family="table-cell">
      <style:table-cell-properties fo:padding="0.097cm" fo:border-left="0.05pt solid #ffffff" fo:border-right="none" fo:border-top="none" fo:border-bottom="0.05pt solid #ffffff"/>
    </style:style>
    <style:style style:name="Tabelle1.B16" style:family="table-cell">
      <style:table-cell-properties fo:padding="0.097cm" fo:border-left="0.05pt solid #ffffff" fo:border-right="0.05pt solid #ffffff" fo:border-top="none" fo:border-bottom="0.05pt solid #ffffff"/>
    </style:style>
    <style:style style:name="P1" style:family="paragraph" style:parent-style-name="Table_20_Contents">
      <style:text-properties fo:language="de" fo:country="DE"/>
    </style:style>
    <style:style style:name="P2" style:family="paragraph" style:parent-style-name="Table_20_Contents">
      <style:text-properties fo:language="de" fo:country="DE" officeooo:rsid="0000386c" officeooo:paragraph-rsid="0000386c"/>
    </style:style>
    <style:style style:name="P3" style:family="paragraph" style:parent-style-name="Table_20_Contents">
      <style:text-properties fo:language="de" fo:country="DE" officeooo:rsid="0002402b" officeooo:paragraph-rsid="0002402b"/>
    </style:style>
    <style:style style:name="P4" style:family="paragraph" style:parent-style-name="Table_20_Contents">
      <style:text-properties fo:language="de" fo:country="DE" officeooo:rsid="0003f9c5" officeooo:paragraph-rsid="0003f9c5"/>
    </style:style>
    <style:style style:name="P5" style:family="paragraph" style:parent-style-name="Table_20_Contents">
      <style:text-properties fo:language="de" fo:country="DE" officeooo:rsid="0005d25c" officeooo:paragraph-rsid="0005d25c"/>
    </style:style>
    <style:style style:name="P6" style:family="paragraph" style:parent-style-name="Table_20_Contents">
      <style:text-properties fo:language="de" fo:country="DE" officeooo:rsid="0005d581" officeooo:paragraph-rsid="0005d581"/>
    </style:style>
    <style:style style:name="P7" style:family="paragraph" style:parent-style-name="Table_20_Contents">
      <style:text-properties fo:language="de" fo:country="DE" officeooo:rsid="0008c3f5" officeooo:paragraph-rsid="0008c3f5"/>
    </style:style>
    <style:style style:name="P8" style:family="paragraph" style:parent-style-name="Table_20_Contents">
      <style:text-properties fo:language="de" fo:country="DE" officeooo:rsid="000a2be5" officeooo:paragraph-rsid="000a2be5"/>
    </style:style>
    <style:style style:name="P9" style:family="paragraph" style:parent-style-name="Table_20_Contents">
      <style:text-properties fo:language="de" fo:country="DE" officeooo:rsid="000a6ac1" officeooo:paragraph-rsid="000a6ac1"/>
    </style:style>
    <style:style style:name="P10" style:family="paragraph" style:parent-style-name="Table_20_Contents">
      <style:text-properties fo:language="de" fo:country="DE" officeooo:rsid="000b0e2f" officeooo:paragraph-rsid="000b0e2f"/>
    </style:style>
    <style:style style:name="P11" style:family="paragraph" style:parent-style-name="Table_20_Contents">
      <style:text-properties fo:language="de" fo:country="DE" style:text-underline-style="none" officeooo:rsid="000b0e2f" officeooo:paragraph-rsid="000b0e2f"/>
    </style:style>
    <style:style style:name="P12" style:family="paragraph" style:parent-style-name="Table_20_Contents">
      <style:text-properties fo:language="de" fo:country="DE" officeooo:rsid="000cdb01" officeooo:paragraph-rsid="000cdb01"/>
    </style:style>
    <style:style style:name="P13" style:family="paragraph" style:parent-style-name="Table_20_Contents">
      <style:text-properties fo:language="de" fo:country="DE" officeooo:rsid="000e76cb" officeooo:paragraph-rsid="000e76cb"/>
    </style:style>
    <style:style style:name="P14" style:family="paragraph" style:parent-style-name="Table_20_Contents">
      <style:text-properties fo:language="de" fo:country="DE" officeooo:rsid="000fe26c" officeooo:paragraph-rsid="000fe26c"/>
    </style:style>
    <style:style style:name="P15" style:family="paragraph" style:parent-style-name="Table_20_Contents">
      <style:text-properties fo:language="de" fo:country="DE" officeooo:rsid="00103b29" officeooo:paragraph-rsid="00103b29"/>
    </style:style>
    <style:style style:name="P16" style:family="paragraph" style:parent-style-name="Table_20_Contents">
      <style:text-properties fo:language="de" fo:country="DE" officeooo:rsid="00120285" officeooo:paragraph-rsid="00120285"/>
    </style:style>
    <style:style style:name="P17" style:family="paragraph" style:parent-style-name="Table_20_Contents">
      <style:text-properties fo:language="de" fo:country="DE" officeooo:rsid="00151a35" officeooo:paragraph-rsid="00151a35"/>
    </style:style>
    <style:style style:name="P18" style:family="paragraph" style:parent-style-name="Table_20_Contents">
      <style:text-properties fo:language="de" fo:country="DE" officeooo:paragraph-rsid="00151a35"/>
    </style:style>
    <style:style style:name="P19" style:family="paragraph" style:parent-style-name="Table_20_Contents">
      <style:text-properties fo:language="de" fo:country="DE" officeooo:rsid="001677bd" officeooo:paragraph-rsid="001677bd"/>
    </style:style>
    <style:style style:name="P20" style:family="paragraph" style:parent-style-name="Standard">
      <style:text-properties officeooo:rsid="0000386c" officeooo:paragraph-rsid="0000386c"/>
    </style:style>
    <style:style style:name="T1" style:family="text">
      <style:text-properties officeooo:rsid="0000386c"/>
    </style:style>
    <style:style style:name="T2" style:family="text">
      <style:text-properties officeooo:rsid="00016079"/>
    </style:style>
    <style:style style:name="T3" style:family="text">
      <style:text-properties officeooo:rsid="0002d0ec"/>
    </style:style>
    <style:style style:name="T4" style:family="text">
      <style:text-properties officeooo:rsid="0005d25c"/>
    </style:style>
    <style:style style:name="T5" style:family="text">
      <style:text-properties officeooo:rsid="00076918"/>
    </style:style>
    <style:style style:name="T6" style:family="text">
      <style:text-properties officeooo:rsid="000a6ac1"/>
    </style:style>
    <style:style style:name="T7" style:family="text">
      <style:text-properties officeooo:rsid="000b0e2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b3c6b"/>
    </style:style>
    <style:style style:name="T10" style:family="text">
      <style:text-properties officeooo:rsid="000cdb01"/>
    </style:style>
    <style:style style:name="T11" style:family="text">
      <style:text-properties officeooo:rsid="000e76cb"/>
    </style:style>
    <style:style style:name="T12" style:family="text">
      <style:text-properties officeooo:rsid="00120285"/>
    </style:style>
    <style:style style:name="T13" style:family="text">
      <style:text-properties officeooo:rsid="00120878"/>
    </style:style>
    <style:style style:name="T14" style:family="text">
      <style:text-properties officeooo:rsid="00151a35"/>
    </style:style>
    <style:style style:name="T15" style:family="text">
      <style:text-properties officeooo:rsid="001677bd"/>
    </style:style>
    <style:style style:name="T16" style:family="text">
      <style:text-properties officeooo:rsid="0017eb5d"/>
    </style:style>
    <style:style style:name="T17" style:family="text">
      <style:text-properties officeooo:rsid="0019a5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Folie 1</text:p>
          </table:table-cell>
          <table:table-cell table:style-name="Tabelle1.B1" office:value-type="string">
            <text:p text:style-name="P1">- <text:span text:style-name="T15">Einführung in Cryptowährungshandel und Technical Analysis</text:span></text:p>
          </table:table-cell>
        </table:table-row>
        <table:table-row>
          <table:table-cell table:style-name="Tabelle1.A15" office:value-type="string">
            <text:p text:style-name="P2">Folie 2</text:p>
          </table:table-cell>
          <table:table-cell table:style-name="Tabelle1.B15" office:value-type="string">
            <text:p text:style-name="P1">- <text:span text:style-name="T1">erst Ware gegen Ware</text:span></text:p>
            <text:p text:style-name="P1">- <text:span text:style-name="T1">praktischer ist universelles Tauschmittel (Gold)</text:span></text:p>
            <text:p text:style-name="P1">- <text:span text:style-name="T1">wegen wenig Gold, Geld (an Gold gebunden)</text:span></text:p>
            <text:p text:style-name="P1">- <text:span text:style-name="T1">Rasante Entwicklung: Unabhängigkeit von Gold, Internet, Aktien und Anteile, zunehmen virtuelle Produkte (wie Aktien)</text:span></text:p>
            <text:p text:style-name="P1">- <text:span text:style-name="T2">Weiterentwicklung nimmt zu (Bitcoin → Cardano)</text:span></text:p>
            <text:p text:style-name="P1"/>
            <text:p text:style-name="P1"/>
          </table:table-cell>
        </table:table-row>
        <table:table-row>
          <table:table-cell table:style-name="Tabelle1.A15" office:value-type="string">
            <text:p text:style-name="P3">Folie 3</text:p>
          </table:table-cell>
          <table:table-cell table:style-name="Tabelle1.B15" office:value-type="string">
            <text:p text:style-name="P1">- <text:span text:style-name="T3">ich bin Faul</text:span></text:p>
            <text:p text:style-name="P1">- <text:span text:style-name="T3">Faulheit = Effizienz → ich will effizient sein</text:span></text:p>
            <text:p text:style-name="P1">- <text:span text:style-name="T3">Technik gibt Effizienz (Spinning Jenny (autom. Webstuhl) bis PC)</text:span></text:p>
            <text:p text:style-name="P1">- <text:span text:style-name="T3">ich habe schon früh mit Macros, eigenen Algorithmen, etc. gearbeitet</text:span></text:p>
            <text:p text:style-name="P1">- <text:span text:style-name="T3">kann man Profit so einfach automatisieren?</text:span></text:p>
            <text:p text:style-name="P1">- <text:span text:style-name="T17">Verlässlichkeit der Technik</text:span></text:p>
            <text:p text:style-name="P1"/>
          </table:table-cell>
        </table:table-row>
        <table:table-row>
          <table:table-cell table:style-name="Tabelle1.A15" office:value-type="string">
            <text:p text:style-name="P1"/>
          </table:table-cell>
          <table:table-cell table:style-name="Tabelle1.B15" office:value-type="string">
            <text:p text:style-name="P1"/>
          </table:table-cell>
        </table:table-row>
        <table:table-row>
          <table:table-cell table:style-name="Tabelle1.A15" office:value-type="string">
            <text:p text:style-name="P4">Folie 4</text:p>
          </table:table-cell>
          <table:table-cell table:style-name="Tabelle1.B15" office:value-type="string">
            <text:p text:style-name="P4">Währung:</text:p>
            <text:p text:style-name="P4">- amerikanischer Markt besser Konditionen, hohe Tauschgebür, Deutsch in Euro</text:p>
            <text:p text:style-name="P4">- Crypto von und in jede Währung</text:p>
            <text:p text:style-name="P4">Tradingkosten:</text:p>
            <text:p text:style-name="P4">- deutscher Markt mit Grundgebür und Anteil (ca. 5€ je nach Plattform + Anteil ~1% +)</text:p>
            <text:p text:style-name="P4">- Crypto 0.1% je nach Plattform, wesentlich Teurer im Wallet <text:span text:style-name="T4">(z.B. Etherium 100$)</text:span></text:p>
            <text:p text:style-name="P5">Anteile?:</text:p>
            <text:p text:style-name="P5">- Aktien → splits (optische Vergünstigung = nicht wirklich günstiger) bei 3-4st Kosten</text:p>
          </table:table-cell>
        </table:table-row>
        <table:table-row>
          <table:table-cell table:style-name="Tabelle1.A15" office:value-type="string">
            <text:p text:style-name="P1"/>
          </table:table-cell>
          <table:table-cell table:style-name="Tabelle1.B15" office:value-type="string">
            <text:p text:style-name="P1">- <text:span text:style-name="T4">Cryptos auf viele Nachkommastellen exakt</text:span></text:p>
            <text:p text:style-name="P6">Plattform:</text:p>
            <text:p text:style-name="P6">- Aktien weitgehen digitalisiert, Börsenschluss, Wartezeiten, etc.</text:p>
            <text:p text:style-name="P6">- Cryptos 100% digital, kaum irgend welche Wartenzeiten</text:p>
            <text:p text:style-name="P6">- so schnell, dass Käufe nach z.B. 10s verfallen, neue Blöck<text:span text:style-name="T5">e</text:span> im Minutentakt</text:p>
            <text:p text:style-name="P6">- <text:span text:style-name="T10">Cryptos gehören noch der Plattform, werden über Plattform statt Wallet gehandelt</text:span></text:p>
            <text:p text:style-name="P6">- <text:span text:style-name="T10">unterschied Plattform und Wallet → Wallet sicher, hohe Kosten; Plattform kaum kosten</text:span></text:p>
            <text:p text:style-name="P7">Daten:</text:p>
            <text:p text:style-name="P7">- digitale Währung = digitale Daten, viele große Datensätze vorhanden</text:p>
            <text:p text:style-name="P7">Steuern:</text:p>
            <text:p text:style-name="P7">- Aktien: Freibetrag 801€, dann Spekulationssteuer 25%; steuerfrei ab ~10Jahren</text:p>
            <text:p text:style-name="P7">- Crypto: 599 Freibetrag, dann 30%; frei ab 1 Jahr</text:p>
            <text:p text:style-name="P8">Volatilität: <text:span text:style-name="T6">Unterschiede im Verhalten: </text:span>nächste Folie</text:p>
          </table:table-cell>
        </table:table-row>
        <table:table-row>
          <table:table-cell table:style-name="Tabelle1.A15" office:value-type="string">
            <text:p text:style-name="P1"/>
          </table:table-cell>
          <table:table-cell table:style-name="Tabelle1.B15" office:value-type="string">
            <text:p text:style-name="P1"/>
          </table:table-cell>
        </table:table-row>
        <table:table-row>
          <table:table-cell table:style-name="Tabelle1.A15" office:value-type="string">
            <text:p text:style-name="P9">Folie 5, <text:span text:style-name="T7">6</text:span></text:p>
          </table:table-cell>
          <table:table-cell table:style-name="Tabelle1.B15" office:value-type="string">
            <text:p text:style-name="P10">Frage: Wie lang sind die Zeiträume der Kurse?</text:p>
            <text:p text:style-name="P10">BTC 35.7k – 37.4k <text:s/>- - - - - ADA 1.66 – 1.77 - - - - - DAX 13.4k – 15.6k</text:p>
            <text:p text:style-name="P10">(nächste Folie)</text:p>
            <text:p text:style-name="P10">Def.: Ausmaß der Schwankung von Preisen, Aktien- und Devisenkursen, Zinssätzen oder auch ganzen Märkten innerhalb einer <text:span text:style-name="T8">kurzen Zeitspann</text:span></text:p>
            <text:p text:style-name="P11">→ <text:span text:style-name="T9">hohe Volatilität gut für kürzere Projekte, schnelle Algorithmen, daytrading</text:span></text:p>
            <text:p text:style-name="P11"><text:soft-page-break/>- <text:span text:style-name="T10">nun ist geklärt warum Crypto (nächste Folie)</text:span></text:p>
            <text:p text:style-name="P11"/>
            <text:p text:style-name="P11"/>
          </table:table-cell>
        </table:table-row>
        <table:table-row>
          <table:table-cell table:style-name="Tabelle1.A15" office:value-type="string">
            <text:p text:style-name="P14">Folie 7</text:p>
          </table:table-cell>
          <table:table-cell table:style-name="Tabelle1.B15" office:value-type="string">
            <text:p text:style-name="P15">Trend:</text:p>
            <text:p text:style-name="P15">- uptrend, downtrend, sidetrend</text:p>
            <text:p text:style-name="P15">- Versuch zur Erkennung der weiteren Entwicklung</text:p>
            <text:p text:style-name="P15">- nicht immer Eindeutig, eher Subjektiv</text:p>
            <text:p text:style-name="P15"/>
            <text:p text:style-name="P15"/>
            <text:p text:style-name="P15"/>
          </table:table-cell>
        </table:table-row>
        <table:table-row>
          <table:table-cell table:style-name="Tabelle1.A15" office:value-type="string">
            <text:p text:style-name="P12">Folie <text:span text:style-name="T11">8</text:span></text:p>
          </table:table-cell>
          <table:table-cell table:style-name="Tabelle1.B15" office:value-type="string">
            <text:p text:style-name="P1">- <text:span text:style-name="T11">Analyse bisheriger Daten für Einschätzungen und Vorhersagen</text:span></text:p>
            <text:p text:style-name="P13">Beispiel:</text:p>
            <text:p text:style-name="P13">- Support &amp; Resistance → verschiedene Interpretationen, Berechnungen, Verwendungen </text:p>
            <text:p text:style-name="P13">- wird Objektiv durch Mathematik (hier EMA, eindeutige Berechnung)</text:p>
            <text:p text:style-name="P13">- Deutung z.B. durch Abweichungen von dem Supp. &amp; Res. Bereich</text:p>
            <text:p text:style-name="P13"/>
            <text:p text:style-name="P13"/>
          </table:table-cell>
        </table:table-row>
        <table:table-row>
          <table:table-cell table:style-name="Tabelle1.A15" office:value-type="string">
            <text:p text:style-name="P1"/>
          </table:table-cell>
          <table:table-cell table:style-name="Tabelle1.B15" office:value-type="string">
            <text:p text:style-name="P1"/>
          </table:table-cell>
        </table:table-row>
        <table:table-row>
          <table:table-cell table:style-name="Tabelle1.A15" office:value-type="string">
            <text:p text:style-name="P16">Folie 9</text:p>
          </table:table-cell>
          <table:table-cell table:style-name="Tabelle1.B15" office:value-type="string">
            <text:p text:style-name="P1">- <text:span text:style-name="T12">MACD </text:span>(Moving Average Convergence/Divergence) (zu Deutsch: Indikator für das Zusammen-/Auseinanderlaufen des gleitenden Durchschnitts)</text:p>
            <text:p text:style-name="P1">- <text:span text:style-name="T13">Technischer Indikator</text:span></text:p>
            <text:p text:style-name="P1">- <text:span text:style-name="T13">besteht aus MACD-Line (differenz zwischen zwei EMAs), Signal-Line (EMA von MACD)</text:span></text:p>
            <text:p text:style-name="P1">→<text:span text:style-name="T13"> Differenz zwischen beiden ergibt das Histogramm</text:span></text:p>
            <text:p text:style-name="P17">Warum kann man mal nicht Pixel zählen? (nächste Folie)</text:p>
            <text:p text:style-name="P17"/>
            <text:p text:style-name="P17"/>
          </table:table-cell>
        </table:table-row>
        <table:table-row>
          <table:table-cell table:style-name="Tabelle1.A15" office:value-type="string">
            <text:p text:style-name="P17">Folie 10</text:p>
          </table:table-cell>
          <table:table-cell table:style-name="Tabelle1.B15" office:value-type="string">
            <text:p text:style-name="P18">- <text:span text:style-name="T14">selbst erstellte Grafik, recht simple Berechnung</text:span></text:p>
            <text:p text:style-name="P17">Arbeitsmittel:</text:p>
            <text:p text:style-name="P17">- Binance: Handelsplattform, 0.1% Tradekosten</text:p>
            <text:p text:style-name="P17">- Tradingview: zum visualisieren</text:p>
            <text:p text:style-name="P17">- Kaggel: große Datensätze</text:p>
            <text:p text:style-name="P17">- Python: große Bibliothekauswahl, intuitive Umsetzung, schnelle Laufzeit</text:p>
            <text:p text:style-name="P17">Programmierumsetzung (mit Libraries: numpy, pandas, matplotlib, feather)</text:p>
            <text:p text:style-name="P17"/>
            <text:p text:style-name="P17"/>
            <text:p text:style-name="P17"/>
          </table:table-cell>
        </table:table-row>
        <table:table-row>
          <table:table-cell table:style-name="Tabelle1.A15" office:value-type="string">
            <text:p text:style-name="P19">Folie 11</text:p>
          </table:table-cell>
          <table:table-cell table:style-name="Tabelle1.B15" office:value-type="string">
            <text:p text:style-name="P1">- <text:span text:style-name="T15">Vergleich verschiedener Indikatoren, Kombinationen von Indikatoren</text:span></text:p>
            <text:p text:style-name="P1">- <text:s/><text:span text:style-name="T16">Nutzen der riesigen Rechenleistung eines Computers</text:span></text:p>
            <text:p text:style-name="P1">- <text:span text:style-name="T15">Autonomer Tradingalgorithmus als Wunschziel</text:span></text:p>
            <text:p text:style-name="P1">- <text:span text:style-name="T15">anhand großer Datenmengenverarbeitung representative Zahlen erhalten</text:span></text:p>
            <text:p text:style-name="P1">- <text:span text:style-name="T15">Hauptteil wird Backtesting von Strategien, später auch Echtzeit-Tests</text:span></text:p>
          </table:table-cell>
        </table:table-row>
        <table:table-row>
          <table:table-cell table:style-name="Tabelle1.A15" office:value-type="string">
            <text:p text:style-name="P1"/>
          </table:table-cell>
          <table:table-cell table:style-name="Tabelle1.B15" office:value-type="string">
            <text:p text:style-name="P1"/>
          </table:table-cell>
        </table:table-row>
        <table:table-row>
          <table:table-cell table:style-name="Tabelle1.A16" office:value-type="string">
            <text:p text:style-name="P1"/>
          </table:table-cell>
          <table:table-cell table:style-name="Tabelle1.B16" office:value-type="string">
            <text:p text:style-name="P1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6-02T05:20:10.401000000</dc:date>
    <meta:editing-duration>PT1H47M35S</meta:editing-duration>
    <meta:editing-cycles>17</meta:editing-cycles>
    <meta:document-statistic meta:table-count="1" meta:image-count="0" meta:object-count="0" meta:page-count="2" meta:paragraph-count="75" meta:word-count="511" meta:character-count="3517" meta:non-whitespace-character-count="3075"/>
  </office:meta>
</office:document-meta>
</file>